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unnecessary utils/general functions/tools – it’s a bad practice xD</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Read rpg thingy.</text:p>
      <text:p text:style-name="Standard">-Directly in events provide uniqueness of modules in an object.</text:p>
      <text:p text:style-name="Standard">-Implement operation execution.</text:p>
      <text:p text:style-name="Standard">-Implement dynamic variables.</text:p>
      <text:p text:style-name="Standard">-When adding objects, dereference selectedObject - addresses can change.</text:p>
      <text:p text:style-name="Standard">-Implement while loops and directives<text:s/>– add repetition<text:s/>and<text:s/>group<text:s/>flow management<text:s/>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text:s/>the original, unchanged content is used in events.</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soft-page-break/>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soft-page-break/>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text:s/><text:soft-page-break/>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soft-page-break/>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7-26T11:44:00Z</dc:date>
    <meta:template xlink:href="Normal.dotm" xlink:type="simple"/>
    <meta:editing-cycles>446</meta:editing-cycles>
    <meta:editing-duration>PT229260S</meta:editing-duration>
    <meta:document-statistic meta:page-count="5" meta:paragraph-count="21" meta:word-count="1622" meta:character-count="10848" meta:row-count="77" meta:non-whitespace-character-count="9247"/>
  </office:meta>
</office:document-meta>
</file>